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ffff66" draw:fill="solid"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svg:stroke-color="#ff99ff" draw:fill="solid" draw:fill-color="#ff99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8pt" style:font-size-asian="12pt" style:font-size-complex="12pt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xml:id="id1" draw:id="id1" draw:layer="layout" svg:width="3.791cm" svg:height="0.516cm" svg:x="6.358cm" svg:y="1.262cm">
              <text:p text:style-name="P1"><text:span text:style-name="T1">transit_init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xml:id="id2" draw:id="id2" draw:layer="layout" svg:width="5.105cm" svg:height="0.516cm" svg:x="11.54cm" svg:y="1.262cm">
              <text:p text:style-name="P1"><text:span text:style-name="T1">process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2" draw:text-style-name="P2" draw:layer="layout" draw:type="line" svg:x1="10.149cm" svg:y1="1.52cm" svg:x2="11.54cm" svg:y2="1.52cm" draw:start-shape="id1" draw:start-glue-point="1" draw:end-shape="id2" draw:end-glue-point="3" svg:d="M10149 1520h1391" svg:viewBox="0 0 1392 1">
              <text:p/>
            </draw:connector>
            <draw:custom-shape draw:style-name="gr1" draw:text-style-name="P1" xml:id="id5" draw:id="id5" draw:layer="layout" svg:width="5.105cm" svg:height="0.513cm" svg:x="11.54cm" svg:y="1.919cm">
              <text:p text:style-name="P1"><text:span text:style-name="T1">acceptgenthint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xml:id="id3" draw:id="id3" draw:layer="layout" svg:width="3.73cm" svg:height="0.515cm" svg:x="6.358cm" svg:y="6.822cm">
              <text:p text:style-name="P1"><text:span text:style-name="T1">do_transit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3" xml:id="id19" draw:id="id19" draw:layer="layout" svg:width="3.73cm" svg:height="0.514cm" svg:x="6.358cm" svg:y="13.213cm">
              <text:p text:style-name="P3"><text:span text:style-name="T2">free_memory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xml:id="id6" draw:id="id6" draw:layer="layout" svg:width="5.105cm" svg:height="0.513cm" svg:x="11.54cm" svg:y="2.572cm">
              <text:p text:style-name="P1"><text:span text:style-name="T1">makewnsampl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5.105cm" svg:height="0.515cm" svg:x="11.54cm" svg:y="3.275cm">
              <text:p text:style-name="P1"><text:span text:style-name="T1">getat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xml:id="id7" draw:id="id7" draw:layer="layout" svg:width="5.105cm" svg:height="0.514cm" svg:x="11.54cm" svg:y="3.998cm">
              <text:p text:style-name="P1"><text:span text:style-name="T1">readlineinf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xml:id="id8" draw:id="id8" draw:layer="layout" svg:width="5.105cm" svg:height="0.517cm" svg:x="11.54cm" svg:y="4.766cm">
              <text:p text:style-name="P1"><text:span text:style-name="T1">makeradsampl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xml:id="id9" draw:id="id9" draw:layer="layout" svg:width="5.105cm" svg:height="0.514cm" svg:x="11.54cm" svg:y="5.441cm">
              <text:p text:style-name="P1"><text:span text:style-name="T1">opac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xml:id="id10" draw:id="id10" draw:layer="layout" svg:width="5.105cm" svg:height="0.517cm" svg:x="11.54cm" svg:y="6.168cm">
              <text:p text:style-name="P1"><text:span text:style-name="T1">readc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xml:id="id4" draw:id="id4" draw:layer="layout" svg:width="5.105cm" svg:height="0.511cm" svg:x="11.54cm" svg:y="6.846cm">
              <text:p text:style-name="P1"><text:span text:style-name="T1">makeipsampl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2" draw:text-style-name="P2" draw:layer="layout" draw:type="line" svg:x1="10.088cm" svg:y1="7.079cm" svg:x2="11.54cm" svg:y2="7.101cm" draw:start-shape="id3" draw:start-glue-point="1" draw:end-shape="id4" draw:end-glue-point="3" svg:d="M10088 7079l1452 22" svg:viewBox="0 0 1453 23">
              <text:p/>
            </draw:connector>
            <draw:custom-shape draw:style-name="gr1" draw:text-style-name="P1" xml:id="id11" draw:id="id11" draw:layer="layout" svg:width="5.103cm" svg:height="0.511cm" svg:x="11.497cm" svg:y="7.595cm">
              <text:p text:style-name="P1"><text:span text:style-name="T1">interpolatec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2" draw:text-style-name="P2" draw:layer="layout" draw:type="line" svg:x1="10.149cm" svg:y1="1.52cm" svg:x2="11.54cm" svg:y2="2.175cm" draw:start-shape="id1" draw:start-glue-point="1" draw:end-shape="id5" draw:end-glue-point="3" svg:d="M10149 1520l1391 655" svg:viewBox="0 0 1392 656">
              <text:p/>
            </draw:connector>
            <draw:connector draw:style-name="gr2" draw:text-style-name="P2" draw:layer="layout" draw:type="line" svg:x1="10.149cm" svg:y1="1.52cm" svg:x2="11.54cm" svg:y2="2.828cm" draw:start-shape="id1" draw:start-glue-point="1" draw:end-shape="id6" draw:end-glue-point="3" svg:d="M10149 1520l1391 1308" svg:viewBox="0 0 1392 1309">
              <text:p/>
            </draw:connector>
            <draw:connector draw:style-name="gr2" draw:text-style-name="P2" draw:layer="layout" draw:type="line" svg:x1="10.149cm" svg:y1="1.52cm" svg:x2="11.54cm" svg:y2="4.255cm" draw:start-shape="id1" draw:start-glue-point="1" draw:end-shape="id7" draw:end-glue-point="3" svg:d="M10149 1520l1391 2735" svg:viewBox="0 0 1392 2736">
              <text:p/>
            </draw:connector>
            <draw:connector draw:style-name="gr2" draw:text-style-name="P2" draw:layer="layout" draw:type="line" svg:x1="10.149cm" svg:y1="1.52cm" svg:x2="11.54cm" svg:y2="5.024cm" draw:start-shape="id1" draw:start-glue-point="1" draw:end-shape="id8" draw:end-glue-point="3" svg:d="M10149 1520l1391 3504" svg:viewBox="0 0 1392 3505">
              <text:p/>
            </draw:connector>
            <draw:connector draw:style-name="gr2" draw:text-style-name="P2" draw:layer="layout" draw:type="line" svg:x1="10.149cm" svg:y1="1.52cm" svg:x2="11.54cm" svg:y2="5.698cm" draw:start-shape="id1" draw:start-glue-point="1" draw:end-shape="id9" draw:end-glue-point="3" svg:d="M10149 1520l1391 4178" svg:viewBox="0 0 1392 4179">
              <text:p/>
            </draw:connector>
            <draw:connector draw:style-name="gr2" draw:text-style-name="P2" draw:layer="layout" draw:type="line" svg:x1="10.149cm" svg:y1="1.52cm" svg:x2="11.54cm" svg:y2="6.426cm" draw:start-shape="id1" draw:end-shape="id10" draw:end-glue-point="3" svg:d="M10149 1520l1391 4906" svg:viewBox="0 0 1392 4907">
              <text:p/>
            </draw:connector>
            <draw:connector draw:style-name="gr2" draw:text-style-name="P2" draw:layer="layout" draw:type="line" svg:x1="10.088cm" svg:y1="7.079cm" svg:x2="11.497cm" svg:y2="7.85cm" draw:start-shape="id3" draw:start-glue-point="1" draw:end-shape="id11" draw:end-glue-point="3" svg:d="M10088 7079l1409 771" svg:viewBox="0 0 1410 772">
              <text:p/>
            </draw:connector>
            <draw:custom-shape draw:style-name="gr1" draw:text-style-name="P1" xml:id="id12" draw:id="id12" draw:layer="layout" svg:width="5.103cm" svg:height="0.514cm" svg:x="11.497cm" svg:y="8.268cm">
              <text:p text:style-name="P1"><text:span text:style-name="T1">idxrefra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2" draw:text-style-name="P2" draw:layer="layout" draw:type="line" svg:x1="10.088cm" svg:y1="7.079cm" svg:x2="11.497cm" svg:y2="8.525cm" draw:start-shape="id3" draw:start-glue-point="1" draw:end-shape="id12" draw:end-glue-point="3" svg:d="M10088 7079l1409 1446" svg:viewBox="0 0 1410 1447">
              <text:p/>
            </draw:connector>
            <draw:custom-shape draw:style-name="gr1" draw:text-style-name="P1" xml:id="id13" draw:id="id13" draw:layer="layout" svg:width="5.103cm" svg:height="0.515cm" svg:x="11.497cm" svg:y="8.941cm">
              <text:p text:style-name="P1"><text:span text:style-name="T1">extw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2" draw:text-style-name="P2" draw:layer="layout" draw:type="line" svg:x1="10.088cm" svg:y1="7.079cm" svg:x2="11.497cm" svg:y2="9.198cm" draw:start-shape="id3" draw:start-glue-point="1" draw:end-shape="id13" svg:d="M10088 7079l1409 2119" svg:viewBox="0 0 1410 2120">
              <text:p/>
            </draw:connector>
            <draw:custom-shape draw:style-name="gr1" draw:text-style-name="P1" draw:layer="layout" svg:width="5.105cm" svg:height="0.513cm" svg:x="11.506cm" svg:y="9.571cm">
              <text:p text:style-name="P1"><text:span text:style-name="T1">init_optdept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xml:id="id14" draw:id="id14" draw:layer="layout" svg:width="5.105cm" svg:height="0.516cm" svg:x="11.506cm" svg:y="10.281cm">
              <text:p text:style-name="P1"><text:span text:style-name="T1">ta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2" draw:text-style-name="P2" draw:layer="layout" draw:type="line" svg:x1="10.088cm" svg:y1="7.079cm" svg:x2="11.506cm" svg:y2="10.539cm" draw:start-shape="id3" draw:start-glue-point="1" draw:end-shape="id14" draw:end-glue-point="3" svg:d="M10088 7079l1418 3460" svg:viewBox="0 0 1419 3461">
              <text:p/>
            </draw:connector>
            <draw:connector draw:style-name="gr2" draw:text-style-name="P2" draw:layer="layout" draw:type="line" svg:x1="10.088cm" svg:y1="7.079cm" svg:x2="11.506cm" svg:y2="12.017cm" draw:start-shape="id3" draw:start-glue-point="1" draw:end-shape="id15" draw:end-glue-point="3" svg:d="M10088 7079l1418 4938" svg:viewBox="0 0 1419 4939">
              <text:p/>
            </draw:connector>
            <draw:custom-shape draw:style-name="gr3" draw:text-style-name="P1" xml:id="id16" draw:id="id16" draw:layer="layout" svg:width="5.105cm" svg:height="0.515cm" svg:x="11.506cm" svg:y="11.039cm">
              <text:p text:style-name="P1"><text:span text:style-name="T1">emergent_inte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2" draw:text-style-name="P2" draw:layer="layout" draw:type="line" svg:x1="10.088cm" svg:y1="7.079cm" svg:x2="11.506cm" svg:y2="11.296cm" draw:start-shape="id3" draw:start-glue-point="1" draw:end-shape="id16" draw:end-glue-point="3" svg:d="M10088 7079l1418 4217" svg:viewBox="0 0 1419 4218">
              <text:p/>
            </draw:connector>
            <draw:custom-shape draw:style-name="gr4" draw:text-style-name="P1" xml:id="id15" draw:id="id15" draw:layer="layout" svg:width="5.105cm" svg:height="0.517cm" svg:x="11.506cm" svg:y="11.759cm">
              <text:p text:style-name="P1"><text:span text:style-name="T1">ta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xml:id="id17" draw:id="id17" draw:layer="layout" svg:width="5.105cm" svg:height="0.516cm" svg:x="11.506cm" svg:y="12.418cm">
              <text:p text:style-name="P1"><text:span text:style-name="T1">modul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2" draw:text-style-name="P2" draw:layer="layout" draw:type="line" svg:x1="10.088cm" svg:y1="7.079cm" svg:x2="11.506cm" svg:y2="12.676cm" draw:start-shape="id3" draw:start-glue-point="1" draw:end-shape="id17" draw:end-glue-point="3" svg:d="M10088 7079l1418 5597" svg:viewBox="0 0 1419 5598">
              <text:p/>
            </draw:connector>
            <draw:custom-shape draw:style-name="gr1" draw:text-style-name="P1" xml:id="id18" draw:id="id18" draw:layer="layout" svg:width="3.791cm" svg:height="0.516cm" svg:x="1.358cm" svg:y="1.262cm">
              <text:p text:style-name="P1"><text:span text:style-name="T1">main</text:span></text:p>
              <draw:enhanced-geometry svg:viewBox="0 0 21600 21600" draw:type="rectangle" draw:enhanced-path="M 0 0 L 21600 0 21600 21600 0 21600 0 0 Z N"/>
            </draw:custom-shape>
            <draw:connector draw:style-name="gr2" draw:text-style-name="P4" draw:layer="layout" draw:type="line" svg:x1="5.149cm" svg:y1="1.52cm" svg:x2="6.358cm" svg:y2="1.52cm" draw:start-shape="id18" draw:start-glue-point="1" draw:end-shape="id1" draw:end-glue-point="3" svg:d="M5149 1520h1209" svg:viewBox="0 0 1210 1">
              <text:p/>
            </draw:connector>
            <draw:connector draw:style-name="gr2" draw:text-style-name="P4" draw:layer="layout" draw:type="line" svg:x1="5.149cm" svg:y1="1.52cm" svg:x2="6.358cm" svg:y2="7.079cm" draw:start-shape="id18" draw:start-glue-point="1" draw:end-shape="id3" draw:end-glue-point="3" svg:d="M5149 1520l1209 5559" svg:viewBox="0 0 1210 5560">
              <text:p/>
            </draw:connector>
            <draw:connector draw:style-name="gr2" draw:text-style-name="P4" draw:layer="layout" draw:type="line" svg:x1="5.149cm" svg:y1="1.52cm" svg:x2="6.358cm" svg:y2="13.47cm" draw:start-shape="id18" draw:start-glue-point="1" draw:end-shape="id19" draw:end-glue-point="3" svg:d="M5149 1520l1209 11950" svg:viewBox="0 0 1210 11951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4:23:16.479573998</meta:creation-date>
    <dc:date>2015-06-19T15:14:40.340870155</dc:date>
    <meta:editing-duration>PT5M20S</meta:editing-duration>
    <meta:editing-cycles>1</meta:editing-cycles>
    <meta:document-statistic meta:object-count="41"/>
    <meta:generator>LibreOffice/4.2.8.2$Linux_X86_64 LibreOffice_project/420m0$Build-2</meta:generator>
  </office:meta>
</office:document-meta>
</file>